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center" fo:margin-bottom="8.00pt"/>
    </style:style>
    <style:style style:name="P2" style:family="paragraph">
      <style:paragraph-properties fo:line-height="105.00%" fo:text-align="left" fo:margin-bottom="8.00pt"/>
    </style:style>
    <style:style style:name="P3" style:family="paragraph">
      <style:paragraph-properties fo:line-height="105.00%" fo:text-align="left" fo:margin-left="35.40pt" fo:text-indent="35.40pt" fo:margin-bottom="8.00pt"/>
    </style:style>
    <style:style style:name="P4" style:family="paragraph">
      <style:paragraph-properties fo:line-height="105.00%" fo:text-align="left" fo:margin-bottom="8.00pt"/>
    </style:style>
    <style:style style:name="P5" style:family="paragraph">
      <style:paragraph-properties fo:line-height="105.00%" fo:text-align="left" fo:margin-left="35.40pt" fo:text-indent="35.40pt" fo:margin-bottom="8.00pt"/>
    </style:style>
    <style:style style:name="P6" style:family="paragraph">
      <style:paragraph-properties fo:line-height="105.00%" fo:text-align="left" fo:margin-bottom="8.00pt"/>
    </style:style>
    <style:style style:name="P7" style:family="paragraph">
      <style:paragraph-properties fo:line-height="105.00%" fo:text-align="left" fo:margin-left="35.40pt" fo:text-indent="35.40pt" fo:margin-bottom="8.00pt"/>
    </style:style>
    <style:style style:name="P8" style:family="paragraph">
      <style:paragraph-properties fo:line-height="105.00%" fo:text-align="left" fo:margin-left="35.40pt" fo:text-indent="35.40pt" fo:margin-bottom="8.00pt"/>
    </style:style>
    <style:style style:name="P9" style:family="paragraph">
      <style:paragraph-properties fo:line-height="105.00%" fo:text-align="left" fo:margin-bottom="8.00pt"/>
    </style:style>
    <style:style style:name="P10" style:family="paragraph">
      <style:paragraph-properties fo:line-height="105.00%" fo:text-align="left" fo:margin-left="35.40pt" fo:text-indent="35.40pt" fo:margin-bottom="8.00pt"/>
    </style:style>
    <style:style style:name="P11" style:family="paragraph">
      <style:paragraph-properties fo:line-height="105.00%" fo:text-align="left" fo:margin-bottom="8.00pt"/>
    </style:style>
    <style:style style:name="P12" style:family="paragraph">
      <style:paragraph-properties fo:line-height="105.00%" fo:text-align="left" fo:margin-bottom="8.00pt"/>
    </style:style>
    <style:style style:name="P13" style:family="paragraph">
      <style:paragraph-properties fo:line-height="105.00%" fo:text-align="left" fo:margin-bottom="8.00pt"/>
    </style:style>
  </office:automatic-styles>
  <office:body>
    <office:text>
      <text:p text:style-name="P1"><text:span text:style-name="T1">SCENARIOS</text:span></text:p>
      <text:p text:style-name="P2"><text:span text:style-name="T2"/></text:p>
      <text:p text:style-name="P2"><text:span text:style-name="T3">1.</text:span></text:p>
      <text:p text:style-name="P2"><text:span text:style-name="T3">TITRE :<text:s/></text:span><text:span text:style-name="T4">Créer une machine virtuelle.</text:span></text:p>
      <text:p text:style-name="P2"><text:span text:style-name="T5">OBJECTIF :<text:s/></text:span><text:span text:style-name="T6">Pouvoir créer une machine pour l’utiliser dans un réseau.</text:span></text:p>
      <text:p text:style-name="P2"><text:span text:style-name="T7">ACTEURS :<text:s/></text:span><text:span text:style-name="T8">L’utilisateur.</text:span></text:p>
      <text:p text:style-name="P2"><text:span text:style-name="T9">TYPE :<text:s/></text:span><text:span text:style-name="T10">Scénario nominale.</text:span></text:p>
      <text:p text:style-name="P2"><text:span text:style-name="T11">PRECONDITIONS :<text:s/></text:span><text:span text:style-name="T12">Il faut avoir lancé le logiciel.</text:span></text:p>
      <text:p text:style-name="P2"><text:span text:style-name="T13">POSTCONDITIONS :<text:s/></text:span><text:span text:style-name="T14">La machine est créée.</text:span></text:p>
      <text:p text:style-name="P2"><text:span text:style-name="T15">DESCRIPTIF : </text:span></text:p>
      <text:p text:style-name="P3"><text:span text:style-name="T16">1. L’utilisateur clique sur l’icône de la machine.</text:span></text:p>
      <text:p text:style-name="P3"><text:span text:style-name="T16">2. L’utilisateur déplace l’icône sur la zone qui représente le réseau.</text:span></text:p>
      <text:p text:style-name="P3"><text:span text:style-name="T16">3. L’utilisateur saisi l’adresse IP4 et/ou IP6 de la machine.</text:span></text:p>
      <text:p text:style-name="P3"><text:span text:style-name="T16">4. L’utilisateur saisi le masque 4 et/ou 6 de la machine.</text:span></text:p>
      <text:p text:style-name="P4"><text:span text:style-name="T17"><text:tab/><text:tab/>5. L’utilisateur veut définir des paramètres de routages.</text:span></text:p>
      <text:p text:style-name="P4"><text:span text:style-name="T17"><text:tab/><text:tab/>6. L’utilisateur saisi l’adresse destination en IP4/IP6.</text:span></text:p>
      <text:p text:style-name="P4"><text:span text:style-name="T17"><text:tab/><text:tab/>7. L’utilisateur saisi l’adresse de la passerelle en IP4/IP6.</text:span></text:p>
      <text:p text:style-name="P5"><text:span text:style-name="T17">8. L’utilisateur saisi l’interface qu’il veut utiliser.</text:span><text:span text:style-name="T18"/></text:p>
      <text:p text:style-name="P6"><text:span text:style-name="T19">FLUX ALTERNATIFS :</text:span></text:p>
      <text:p text:style-name="P6"><text:span text:style-name="T19"><text:tab/><text:tab/></text:span><text:span text:style-name="T20">5.L'utilisateur ne veut pas définir des paramètres de routage.</text:span></text:p>
      <text:p text:style-name="P6"><text:span text:style-name="T20"><text:tab/><text:tab/><text:tab/>5a.L'utilisateur laisse les champs vides.</text:span></text:p>
      <text:p text:style-name="P6"><text:span text:style-name="T20"><text:tab/><text:tab/><text:tab/></text:span></text:p>
      <text:p text:style-name="P6"><text:span text:style-name="T21">CAS REFERENCES :<text:s/></text:span><text:span text:style-name="T22">aucun.</text:span></text:p>
      <text:p text:style-name="P6"><text:span text:style-name="T23"/></text:p>
      <text:p text:style-name="P6"><text:span text:style-name="T24">2.</text:span></text:p>
      <text:p text:style-name="P6"><text:span text:style-name="T24">TITRE :<text:s/></text:span><text:span text:style-name="T25">Créer une passerelle.</text:span></text:p>
      <text:p text:style-name="P6"><text:span text:style-name="T26">OBJECTIF :<text:s/></text:span><text:span text:style-name="T27">Pouvoir créer une passerelle et l’utiliser dans le réseau.</text:span></text:p>
      <text:p text:style-name="P6"><text:span text:style-name="T28">ACTEURS :<text:s/></text:span><text:span text:style-name="T29">L’utilisateur.</text:span></text:p>
      <text:p text:style-name="P6"><text:span text:style-name="T30">TYPE :<text:s/></text:span><text:span text:style-name="T31">Scénario nominale.</text:span></text:p>
      <text:p text:style-name="P6"><text:span text:style-name="T32">PRECONDITIONS :<text:s/></text:span><text:span text:style-name="T33">Avoir lancé le logiciel.</text:span></text:p>
      <text:p text:style-name="P6"><text:span text:style-name="T34">POSTCONDITIONS :<text:s/></text:span><text:span text:style-name="T35">La passerelle est créée.</text:span></text:p>
      <text:p text:style-name="P6"><text:span text:style-name="T36">DESCRIPTIF :</text:span></text:p>
      <text:p text:style-name="P7"><text:span text:style-name="T37">1. L’utilisateur clique sur l’icône de la passerelle.</text:span></text:p>
      <text:p text:style-name="P7"><text:span text:style-name="T37">2. L’utilisateur déplace l’icône sur la zone qui représente le réseau.</text:span></text:p>
      <text:p text:style-name="P7"><text:span text:style-name="T37">3. L’utilisateur choisi le nombre d’interfaces qu’il veut.</text:span></text:p>
      <text:p text:style-name="P7"><text:span text:style-name="T37">4. L’utilisateur saisi l’adresse IP4 et/ou IP6 de la passerelle pour toutes ses interfaces.</text:span></text:p>
      <text:p text:style-name="P7"><text:span text:style-name="T37">5. L’utilisateur saisi le masque 4 et/ou 6 de la passerelle pour toutes ses interfaces.</text:span></text:p>
      <text:p text:style-name="P8"><text:span text:style-name="T38">6. L’utilisateur veut définir des paramètres de routages.</text:span></text:p>
      <text:p text:style-name="P9"><text:span text:style-name="T38"><text:tab/><text:tab/>7. L’utilisateur saisi l’adresse destination en IP4/IP6.</text:span></text:p>
      <text:p text:style-name="P9"><text:span text:style-name="T38"><text:tab/><text:tab/>8. L’utilisateur saisi l’adresse de la passerelle en IP4/IP6.</text:span></text:p>
      <text:p text:style-name="P9"><text:span text:style-name="T38"><text:tab/><text:tab/>9. L’utilisateur saisi l’interface qu’il veut utiliser.</text:span></text:p>
      <text:p text:style-name="P10"><text:span text:style-name="T39"/></text:p>
      <text:p text:style-name="P11"><text:span text:style-name="T40">FLUX ALTERNATIFS :</text:span></text:p>
      <text:p text:style-name="P12"><text:span text:style-name="T40"><text:tab/><text:tab/></text:span><text:span text:style-name="T41">5.L'utilisateur ne veut pas définir des paramètres de routage.</text:span></text:p>
      <text:p text:style-name="P12"><text:span text:style-name="T41"><text:tab/><text:tab/><text:tab/>5a.L'utilisateur laisse les champs vides.</text:span></text:p>
      <text:p text:style-name="P13"><text:span text:style-name="T42"/></text:p>
      <text:p text:style-name="P13"><text:span text:style-name="T42">CAS REFERENCES :<text:s/></text:span><text:span text:style-name="T43">aucun.</text:span><text:span text:style-name="T4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